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jercicio 4:</text:p>
      <text:p text:style-name="Standard"/>
      <text:p text:style-name="Standard"><text:tab/>Como último ejercicio de este trabajo práctico, <text:s/>dado dos archivos binarios de tareas dadas por la materia, fue necesario la implementación del switcheo de éstas dos tareas. En pocas palabras, como el procesador no puede realizar varias tareas al mismo tiempo, es problema del SO intenta simular esta condición, otorgándole tiempo, periódicamente, de uso del procesador (multitasking). Nosotros utilizamos el tick del clock del pic para realizar este cambio de tareas.</text:p>
      <text:p text:style-name="Standard"/>
      <text:p text:style-name="Standard"><text:tab/>Antes de realizarlo, fue necesario concebir un espacio dónde poder guardar el contexto de nuestras futuras tareas, así cuando estas estén switcheando, al volver a tener el control del cpu en un momento dado, puedan continuar desde donde dejaron su trabajo. El archivo tss.h define la estructura del espacio donde guardar el contexto. El archivo tss.c genera un array de tres de estos espacios (llamados tss), el segundo para la tarea pintor, y el tercero para la tarea traductor. La primer tss se utiliza únicamente para habilitar el multitasking, que en breve, pasará a explicarse.</text:p>
      <text:p text:style-name="Standard"/>
      <text:p text:style-name="Standard"><text:tab/>Estas tss ubicadas <text:s/>en memoria, necesitan de descriptores particulares (descriptores de tareas) en nuestra gdt, para así poder ubicarlos. Se generan en el gdt.c tres descriptores de TSS entonces, uno para cada una de las recientemente mencionadas. A continuación, un gráfico con las componentes del descriptor. </text:p>
      <text:p text:style-name="Standard"/>
      <text:p text:style-name="Standard"><text:tab/>[MANDAR FOTITO DEL DESCRIPTOR DE TSS]</text:p>
      <text:p text:style-name="Standard"/>
      <text:p text:style-name="Standard">Al conocer su tamaño (0x6c bytes), pudo definirse el límite de los descriptores, tanto como sus atributos. Se dejó para el kernel.asm setear la base.</text:p>
      <text:p text:style-name="Standard"/>
      <text:p text:style-name="Standard"><text:tab/>Ya ahora en el archivo “kernel.asm” nos encargamos de rellenar la información de las TSS del pintor y del traductor. Guardando sus pilas correspondientes (ubicadas en las posiciones dadas por el mapeo de memoria de la materia), <text:s/>los flags de cada uno (seteados en 0x0202 para habilitar interrupciones y cumplir con el bit número 2 seteado en uno requerido por Intel), guardando en cada TSS el correspondiente directorio de páginas de cada uno en el espacio salvaguardado para cada CR3; guardando todos los registros de propósito general y TODOS LOS CS SS DS FS GS Q NO SE COMO SE LLAMAN</text:p>
      <text:p text:style-name="Standard"/>
      <text:p text:style-name="Standard"><text:tab/>Teniendo las TSS con la información necesaria para empezar con el task switching, nuestro siguiente paso fue completar los descriptores de tares de la gdt con la base <text:s/>de cada tss.</text:p>
      <text:p text:style-name="Standard"/>
      <text:p text:style-name="Standard"><text:tab/><text:tab/>mov eax,tsss</text:p>
      <text:p text:style-name="Standard"><text:tab/><text:tab/>add eax,TSS_SIZE (posicionándose en la tss del pintor y 2*TSS_SIZE para el traductor)</text:p>
      <text:p text:style-name="Standard"><text:tab/><text:tab/>mov word [edi+2],ax<text:tab/><text:tab/></text:p>
      <text:p text:style-name="Standard"><text:tab/><text:tab/>shr eax,16</text:p>
      <text:p text:style-name="Standard"><text:tab/><text:tab/>mov byte [edi+4],al</text:p>
      <text:p text:style-name="Standard"><text:tab/><text:tab/>mov byte [edi+7],ah</text:p>
      <text:p text:style-name="Standard"/>
      <text:p text:style-name="Standard">La dirección de memoria del comienzo de la tss entonces se guarda en cada uno de los descriptores. </text:p>
      <text:p text:style-name="Standard"/>
      <text:p text:style-name="Standard"/>
      <text:p text:style-name="Standard"><text:soft-page-break/>Las siguientes instrucciones se encargan de cargar nuestro primer descriptor de tss que sólo usamos para iniciar el multitasking y así poder saltar a la primera tarea verdaderamente, que en nuestro caso es el pintor.</text:p>
      <text:p text:style-name="Standard">La instrucción LTR carga el registro pasado por parámetro en el task register, al aplicar entonces el jmp hace un switch del task register a la nueva tarea.</text:p>
      <text:p text:style-name="Standard">STI como ya sabemos habilita las interrupciones. Fue modificada la interrupción del reloj para hacer este task switching. </text:p>
      <text:p text:style-name="Standard">El jump far inicia la primer tarea (pintor).</text:p>
      <text:p text:style-name="Standard"><text:tab/></text:p>
      <text:p text:style-name="Standard"><text:tab/>mov ax,0x20 <text:s text:c="5"/><text:tab/></text:p>
      <text:p text:style-name="Standard"><text:tab/>ltr ax</text:p>
      <text:p text:style-name="Standard"><text:tab/>sti</text:p>
      <text:p text:style-name="Standard"><text:tab/>jmp 0x28:0</text:p>
      <text:p text:style-name="Standard"><text:tab/></text:p>
      <text:p text:style-name="Standard">En el archivo “isr.asm” fue modificada la interrupción de clock, para que además de imprimir en pantalla lo necesario para completar el ejercicio tres del TP, también realice este cambio de tareas. Comparando el CR3 actual de la tarea en curso pudimos constatar si lo que se estaba ejecutando era el pintor o el traductor, haciendo un jmp far con base el descriptor de la tarea opuesta a la actual, generando automáticamente un switcheo de tareas por parte del procesador. Es importante mencionar que las interrupciones se deshabilitan durante el tiempo que la rutina del clock se ejecuta.</text:p>
      <text:p text:style-name="Standard"/>
      <text:p text:style-name="Standard">Decidimos utilizar una puerta de interrupción para realizar este switch. YO NO ENTIENDO BIEN ESTA PARTE DANI, O SEA TENEMOS Q EXPLICAR Q X ESO PUSIMOS UN IRET Y NO UN JMPFAR PERO NO ME SALE COMO, MIL PERD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iansabianaa </meta:initial-creator>
    <meta:creation-date>2009-11-25T20:44:08</meta:creation-date>
    <meta:generator>OpenOffice.org/3.1$Linux OpenOffice.org_project/310m19$Build-9420</meta:generator>
    <dc:date>2009-11-25T21:51:56</dc:date>
    <dc:creator>mariansabianaa </dc:creator>
    <meta:editing-duration>PT01H07M48S</meta:editing-duration>
    <meta:editing-cycles>26</meta:editing-cycles>
    <meta:document-statistic meta:table-count="0" meta:image-count="0" meta:object-count="0" meta:page-count="2" meta:paragraph-count="27" meta:word-count="656" meta:character-count="3994"/>
  </office:meta>
</office:document-meta>
</file>